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draw:textarea-vertical-align="middle"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32pt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Осознанность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Введение</text:p>
          </draw:text-box>
        </draw:frame>
        <draw:frame presentation:style-name="pr4" draw:text-style-name="P3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1">Для понимания и изучения себя необходимо помнить, что мозг — это результат эволюции. Следовательно, он максимально эффективен с точки зрения одной-единственной цели — выживания. А выживание напрямую зависит от способности прогнозировать будущее и готовиться к не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6" draw:layer="layout" svg:width="25cm" svg:height="11cm" svg:x="1.5cm" svg:y="3.5cm" presentation:class="outline">
          <draw:text-box>
            <text:list text:style-name="L2">
              <text:list-header>
                <text:p text:style-name="P5"><text:span text:style-name="T2">Почему мозг устремлен в будущее, а не ориентирован на настоящее? Потому что в настоящем вы уже живы, и с его точки зрения работа выполнена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6" draw:layer="layout" svg:width="25cm" svg:height="11cm" svg:x="1.5cm" svg:y="3.5cm" presentation:class="outline">
          <draw:text-box>
            <text:list text:style-name="L2">
              <text:list-header>
                <text:p text:style-name="P5"><text:span text:style-name="T2">Поймите, мозг не сделан для того, чтобы вы </text:span><text:span text:style-name="T2">были счастливы! Чтобы вы радовались </text:span><text:span text:style-name="T2">утреннему солнышку, чашечке кофе и т.д. </text:span><text:span text:style-name="T2">Его задача — прокручивать разные </text:span><text:span text:style-name="T2">ситуации и анализировать их, чтобы в </text:span><text:span text:style-name="T2">похожих ситуациях поступать аналогично, с </text:span><text:span text:style-name="T2">одной-единственной целью — обеспечить </text:span><text:span text:style-name="T2">ваше выживание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45.065644478</meta:creation-date>
    <meta:editing-duration>PT32M8S</meta:editing-duration>
    <meta:editing-cycles>6</meta:editing-cycles>
    <meta:generator>LibreOffice/24.2.7.2$Linux_X86_64 LibreOffice_project/420$Build-2</meta:generator>
    <dc:title>Pencil</dc:title>
    <dc:date>2026-02-03T01:01:49.094107346</dc:date>
    <meta:document-statistic meta:object-count="48"/>
  </office:meta>
</office:document-meta>
</file>